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35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e4f00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fo:background-color="#fe7f00" style:text-align-source="fix" style:repeat-content="false" fo:border="0.74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fo:background-color="#00ff00" style:text-align-source="fix" style:repeat-content="false" fo:border="0.74pt solid #000000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Default">
      <style:table-cell-properties fo:background-color="#9c9c00" style:text-align-source="fix" style:repeat-content="false" fo:border="0.74pt solid #000000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2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G53">
        <table:table-column table:style-name="co1" table:default-cell-style-name="Default"/>
        <table:table-column table:style-name="co2" table:default-cell-style-name="ce10"/>
        <table:table-column table:style-name="co1" table:number-columns-repeated="5" table:default-cell-style-name="ce17"/>
        <table:table-column table:style-name="co1" table:number-columns-repeated="1637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TR-30A (5-Ring)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3" office:value-type="string" calcext:value-type="string">
            <text:p>R1,R3,R5,R7</text:p>
          </table:table-cell>
          <table:table-cell table:style-name="ce4" office:value-type="string" calcext:value-type="string">
            <text:p>10kΩ</text:p>
          </table:table-cell>
          <table:table-cell table:style-name="ce7" office:value-type="string" calcext:value-type="string">
            <text:p>Braun</text:p>
          </table:table-cell>
          <table:table-cell table:number-columns-repeated="2" table:style-name="ce13" office:value-type="string" calcext:value-type="string">
            <text:p>Schwarz</text:p>
          </table:table-cell>
          <table:table-cell table:style-name="ce8" office:value-type="string" calcext:value-type="string">
            <text:p>Rot</text:p>
          </table:table-cell>
          <table:table-cell table:style-name="ce7" office:value-type="string" calcext:value-type="string">
            <text:p>Braun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R2</text:p>
          </table:table-cell>
          <table:table-cell table:style-name="ce4" office:value-type="string" calcext:value-type="string">
            <text:p>2kΩ</text:p>
          </table:table-cell>
          <table:table-cell table:style-name="ce8" office:value-type="string" calcext:value-type="string">
            <text:p>Rot</text:p>
          </table:table-cell>
          <table:table-cell table:number-columns-repeated="2" table:style-name="ce13" office:value-type="string" calcext:value-type="string">
            <text:p>Schwarz</text:p>
          </table:table-cell>
          <table:table-cell table:number-columns-repeated="2" table:style-name="ce7" office:value-type="string" calcext:value-type="string">
            <text:p>Braun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R4</text:p>
          </table:table-cell>
          <table:table-cell table:style-name="ce4" office:value-type="string" calcext:value-type="string">
            <text:p>1kΩ</text:p>
          </table:table-cell>
          <table:table-cell table:style-name="ce7" office:value-type="string" calcext:value-type="string">
            <text:p>Braun</text:p>
          </table:table-cell>
          <table:table-cell table:number-columns-repeated="2" table:style-name="ce13" office:value-type="string" calcext:value-type="string">
            <text:p>Schwarz</text:p>
          </table:table-cell>
          <table:table-cell table:number-columns-repeated="2" table:style-name="ce7" office:value-type="string" calcext:value-type="string">
            <text:p>Braun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R6</text:p>
          </table:table-cell>
          <table:table-cell table:style-name="ce4" office:value-type="string" calcext:value-type="string">
            <text:p>330Ω</text:p>
          </table:table-cell>
          <table:table-cell table:number-columns-repeated="2" table:style-name="ce9" office:value-type="string" calcext:value-type="string">
            <text:p>Orange</text:p>
          </table:table-cell>
          <table:table-cell table:number-columns-repeated="2" table:style-name="ce13" office:value-type="string" calcext:value-type="string">
            <text:p>Schwarz</text:p>
          </table:table-cell>
          <table:table-cell table:style-name="ce7" office:value-type="string" calcext:value-type="string">
            <text:p>Braun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Q1-Q3</text:p>
          </table:table-cell>
          <table:table-cell table:style-name="ce4" office:value-type="float" office:value="9014" calcext:value-type="float">
            <text:p>9014</text:p>
          </table:table-cell>
          <table:table-cell table:style-name="ce21" table:number-columns-repeated="5"/>
          <table:table-cell table:number-columns-repeated="16377"/>
        </table:table-row>
        <table:table-row table:style-name="ro2">
          <table:table-cell table:style-name="ce3" office:value-type="string" calcext:value-type="string">
            <text:p>C1-C3</text:p>
          </table:table-cell>
          <table:table-cell table:style-name="ce4" office:value-type="string" calcext:value-type="string">
            <text:p>47µF</text:p>
          </table:table-cell>
          <table:table-cell table:style-name="ce21" office:value-type="string" calcext:value-type="string">
            <text:p>16V</text:p>
          </table:table-cell>
          <table:table-cell table:style-name="ce21" table:number-columns-repeated="4"/>
          <table:table-cell table:number-columns-repeated="16377"/>
        </table:table-row>
        <table:table-row table:style-name="ro2">
          <table:table-cell table:style-name="ce3" office:value-type="string" calcext:value-type="string">
            <text:p>D1-D6</text:p>
          </table:table-cell>
          <table:table-cell table:style-name="ce4" office:value-type="string" calcext:value-type="string">
            <text:p>LED</text:p>
          </table:table-cell>
          <table:table-cell table:style-name="ce8" office:value-type="string" calcext:value-type="string">
            <text:p>Rot</text:p>
          </table:table-cell>
          <table:table-cell table:style-name="ce21" office:value-type="string" calcext:value-type="string">
            <text:p>3mm</text:p>
          </table:table-cell>
          <table:table-cell table:style-name="ce21" table:number-columns-repeated="3"/>
          <table:table-cell table:number-columns-repeated="16377"/>
        </table:table-row>
        <table:table-row table:style-name="ro2">
          <table:table-cell table:style-name="ce3" office:value-type="string" calcext:value-type="string">
            <text:p>D7-D12</text:p>
          </table:table-cell>
          <table:table-cell table:style-name="ce4" office:value-type="string" calcext:value-type="string">
            <text:p>LED</text:p>
          </table:table-cell>
          <table:table-cell table:style-name="ce11" office:value-type="string" calcext:value-type="string">
            <text:p>Gelb</text:p>
          </table:table-cell>
          <table:table-cell table:style-name="ce21" office:value-type="string" calcext:value-type="string">
            <text:p>3mm</text:p>
          </table:table-cell>
          <table:table-cell table:style-name="ce21" table:number-columns-repeated="3"/>
          <table:table-cell table:number-columns-repeated="16377"/>
        </table:table-row>
        <table:table-row table:style-name="ro2">
          <table:table-cell table:style-name="ce3" office:value-type="string" calcext:value-type="string">
            <text:p>D13-D18</text:p>
          </table:table-cell>
          <table:table-cell table:style-name="ce4" office:value-type="string" calcext:value-type="string">
            <text:p>LED</text:p>
          </table:table-cell>
          <table:table-cell table:style-name="ce12" office:value-type="string" calcext:value-type="string">
            <text:p>Grün</text:p>
          </table:table-cell>
          <table:table-cell table:style-name="ce21" office:value-type="string" calcext:value-type="string">
            <text:p>3mm</text:p>
          </table:table-cell>
          <table:table-cell table:style-name="ce21" table:number-columns-repeated="3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 table:number-columns-spanned="7" table:number-rows-spanned="1">
            <text:p>CTR-30B (5 Ring)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3" office:value-type="string" calcext:value-type="string">
            <text:p>R1,R3,R5</text:p>
          </table:table-cell>
          <table:table-cell table:style-name="ce4" office:value-type="string" calcext:value-type="string">
            <text:p>10kΩ</text:p>
          </table:table-cell>
          <table:table-cell table:style-name="ce7" office:value-type="string" calcext:value-type="string">
            <text:p>Braun</text:p>
          </table:table-cell>
          <table:table-cell table:number-columns-repeated="2" table:style-name="ce13" office:value-type="string" calcext:value-type="string">
            <text:p>Schwarz</text:p>
          </table:table-cell>
          <table:table-cell table:style-name="ce8" office:value-type="string" calcext:value-type="string">
            <text:p>Rot</text:p>
          </table:table-cell>
          <table:table-cell table:style-name="ce7" office:value-type="string" calcext:value-type="string">
            <text:p>Braun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R2</text:p>
          </table:table-cell>
          <table:table-cell table:style-name="ce4" office:value-type="string" calcext:value-type="string">
            <text:p>330Ω</text:p>
          </table:table-cell>
          <table:table-cell table:number-columns-repeated="2" table:style-name="ce9" office:value-type="string" calcext:value-type="string">
            <text:p>Orange</text:p>
          </table:table-cell>
          <table:table-cell table:number-columns-repeated="2" table:style-name="ce13" office:value-type="string" calcext:value-type="string">
            <text:p>Schwarz</text:p>
          </table:table-cell>
          <table:table-cell table:style-name="ce7" office:value-type="string" calcext:value-type="string">
            <text:p>Braun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R4</text:p>
          </table:table-cell>
          <table:table-cell table:style-name="ce4" office:value-type="string" calcext:value-type="string">
            <text:p>2kΩ</text:p>
          </table:table-cell>
          <table:table-cell table:style-name="ce8" office:value-type="string" calcext:value-type="string">
            <text:p>Rot</text:p>
          </table:table-cell>
          <table:table-cell table:number-columns-repeated="2" table:style-name="ce13" office:value-type="string" calcext:value-type="string">
            <text:p>Schwarz</text:p>
          </table:table-cell>
          <table:table-cell table:number-columns-repeated="2" table:style-name="ce7" office:value-type="string" calcext:value-type="string">
            <text:p>Braun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R6</text:p>
          </table:table-cell>
          <table:table-cell table:style-name="ce4" office:value-type="string" calcext:value-type="string">
            <text:p>1kΩ</text:p>
          </table:table-cell>
          <table:table-cell table:style-name="ce7" office:value-type="string" calcext:value-type="string">
            <text:p>Braun</text:p>
          </table:table-cell>
          <table:table-cell table:number-columns-repeated="2" table:style-name="ce13" office:value-type="string" calcext:value-type="string">
            <text:p>Schwarz</text:p>
          </table:table-cell>
          <table:table-cell table:number-columns-repeated="2" table:style-name="ce7" office:value-type="string" calcext:value-type="string">
            <text:p>Braun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Q1-Q3</text:p>
          </table:table-cell>
          <table:table-cell table:style-name="ce4" office:value-type="float" office:value="9014" calcext:value-type="float">
            <text:p>9014</text:p>
          </table:table-cell>
          <table:table-cell table:style-name="ce21" table:number-columns-repeated="5"/>
          <table:table-cell table:number-columns-repeated="16377"/>
        </table:table-row>
        <table:table-row table:style-name="ro2">
          <table:table-cell table:style-name="ce3" office:value-type="string" calcext:value-type="string">
            <text:p>C1-C3</text:p>
          </table:table-cell>
          <table:table-cell table:style-name="ce4" office:value-type="string" calcext:value-type="string">
            <text:p>47µF</text:p>
          </table:table-cell>
          <table:table-cell table:style-name="ce21" office:value-type="string" calcext:value-type="string">
            <text:p>16V</text:p>
          </table:table-cell>
          <table:table-cell table:style-name="ce21" table:number-columns-repeated="2"/>
          <table:table-cell table:style-name="ce3"/>
          <table:table-cell table:style-name="ce21"/>
          <table:table-cell table:number-columns-repeated="16377"/>
        </table:table-row>
        <table:table-row table:style-name="ro2">
          <table:table-cell table:style-name="ce3" office:value-type="string" calcext:value-type="string">
            <text:p>D1-D6</text:p>
          </table:table-cell>
          <table:table-cell table:style-name="ce4" office:value-type="string" calcext:value-type="string">
            <text:p>LED</text:p>
          </table:table-cell>
          <table:table-cell table:style-name="ce12" office:value-type="string" calcext:value-type="string">
            <text:p>Grün</text:p>
          </table:table-cell>
          <table:table-cell table:style-name="ce21" office:value-type="string" calcext:value-type="string">
            <text:p>3mm</text:p>
          </table:table-cell>
          <table:table-cell table:style-name="ce21" table:number-columns-repeated="3"/>
          <table:table-cell table:number-columns-repeated="16377"/>
        </table:table-row>
        <table:table-row table:style-name="ro2">
          <table:table-cell table:style-name="ce3" office:value-type="string" calcext:value-type="string">
            <text:p>D7-D12</text:p>
          </table:table-cell>
          <table:table-cell table:style-name="ce4" office:value-type="string" calcext:value-type="string">
            <text:p>LED</text:p>
          </table:table-cell>
          <table:table-cell table:style-name="ce8" office:value-type="string" calcext:value-type="string">
            <text:p>Rot</text:p>
          </table:table-cell>
          <table:table-cell table:style-name="ce21" office:value-type="string" calcext:value-type="string">
            <text:p>3mm</text:p>
          </table:table-cell>
          <table:table-cell table:style-name="ce21" table:number-columns-repeated="3"/>
          <table:table-cell table:number-columns-repeated="16377"/>
        </table:table-row>
        <table:table-row table:style-name="ro2">
          <table:table-cell table:style-name="ce3" office:value-type="string" calcext:value-type="string">
            <text:p>D13-D18</text:p>
          </table:table-cell>
          <table:table-cell table:style-name="ce4" office:value-type="string" calcext:value-type="string">
            <text:p>LED</text:p>
          </table:table-cell>
          <table:table-cell table:style-name="ce11" office:value-type="string" calcext:value-type="string">
            <text:p>Gelb</text:p>
          </table:table-cell>
          <table:table-cell table:style-name="ce21" office:value-type="string" calcext:value-type="string">
            <text:p>3mm</text:p>
          </table:table-cell>
          <table:table-cell table:style-name="ce21" table:number-columns-repeated="3"/>
          <table:table-cell table:number-columns-repeated="16377"/>
        </table:table-row>
        <table:table-row table:style-name="ro2">
          <table:table-cell table:style-name="ce6"/>
          <table:table-cell table:style-name="ce15"/>
          <table:table-cell table:style-name="ce24" table:number-columns-repeated="5"/>
          <table:table-cell table:style-name="ce29" table:number-columns-repeated="16377"/>
        </table:table-row>
        <table:table-row table:style-name="ro1">
          <table:table-cell table:style-name="ce1" office:value-type="string" calcext:value-type="string" table:number-columns-spanned="7" table:number-rows-spanned="1">
            <text:p>CTR-30A (4-Ring)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6"/>
          <table:table-cell table:style-name="ce27"/>
          <table:table-cell table:number-columns-repeated="16377"/>
        </table:table-row>
        <table:table-row table:style-name="ro2">
          <table:table-cell table:style-name="ce3" office:value-type="string" calcext:value-type="string">
            <text:p>R1,R3,R5,R7</text:p>
          </table:table-cell>
          <table:table-cell table:style-name="ce4" office:value-type="string" calcext:value-type="string">
            <text:p>10kΩ</text:p>
          </table:table-cell>
          <table:table-cell table:style-name="ce7" office:value-type="string" calcext:value-type="string">
            <text:p>Braun</text:p>
          </table:table-cell>
          <table:table-cell table:style-name="ce13" office:value-type="string" calcext:value-type="string">
            <text:p>Schwarz</text:p>
          </table:table-cell>
          <table:table-cell table:style-name="ce9" office:value-type="string" calcext:value-type="string">
            <text:p>Orange</text:p>
          </table:table-cell>
          <table:table-cell table:style-name="ce26" office:value-type="string" calcext:value-type="string">
            <text:p>Gold</text:p>
          </table:table-cell>
          <table:table-cell table:style-name="ce28"/>
          <table:table-cell table:number-columns-repeated="16377"/>
        </table:table-row>
        <table:table-row table:style-name="ro2">
          <table:table-cell table:style-name="ce3" office:value-type="string" calcext:value-type="string">
            <text:p>R2</text:p>
          </table:table-cell>
          <table:table-cell table:style-name="ce4" office:value-type="string" calcext:value-type="string">
            <text:p>2kΩ</text:p>
          </table:table-cell>
          <table:table-cell table:style-name="ce8" office:value-type="string" calcext:value-type="string">
            <text:p>Rot</text:p>
          </table:table-cell>
          <table:table-cell table:style-name="ce13" office:value-type="string" calcext:value-type="string">
            <text:p>Schwarz</text:p>
          </table:table-cell>
          <table:table-cell table:style-name="ce8" office:value-type="string" calcext:value-type="string">
            <text:p>Rot</text:p>
          </table:table-cell>
          <table:table-cell table:style-name="ce26" office:value-type="string" calcext:value-type="string">
            <text:p>Gold</text:p>
          </table:table-cell>
          <table:table-cell table:style-name="ce28"/>
          <table:table-cell table:number-columns-repeated="16377"/>
        </table:table-row>
        <table:table-row table:style-name="ro2">
          <table:table-cell table:style-name="ce3" office:value-type="string" calcext:value-type="string">
            <text:p>R4</text:p>
          </table:table-cell>
          <table:table-cell table:style-name="ce4" office:value-type="string" calcext:value-type="string">
            <text:p>1kΩ</text:p>
          </table:table-cell>
          <table:table-cell table:style-name="ce7" office:value-type="string" calcext:value-type="string">
            <text:p>Braun</text:p>
          </table:table-cell>
          <table:table-cell table:style-name="ce13" office:value-type="string" calcext:value-type="string">
            <text:p>Schwarz</text:p>
          </table:table-cell>
          <table:table-cell table:style-name="ce8" office:value-type="string" calcext:value-type="string">
            <text:p>Rot</text:p>
          </table:table-cell>
          <table:table-cell table:style-name="ce26" office:value-type="string" calcext:value-type="string">
            <text:p>Gold</text:p>
          </table:table-cell>
          <table:table-cell table:style-name="ce28"/>
          <table:table-cell table:number-columns-repeated="16377"/>
        </table:table-row>
        <table:table-row table:style-name="ro2">
          <table:table-cell table:style-name="ce3" office:value-type="string" calcext:value-type="string">
            <text:p>R6</text:p>
          </table:table-cell>
          <table:table-cell table:style-name="ce4" office:value-type="string" calcext:value-type="string">
            <text:p>330Ω</text:p>
          </table:table-cell>
          <table:table-cell table:number-columns-repeated="2" table:style-name="ce9" office:value-type="string" calcext:value-type="string">
            <text:p>Orange</text:p>
          </table:table-cell>
          <table:table-cell table:style-name="ce7" office:value-type="string" calcext:value-type="string">
            <text:p>Braun</text:p>
          </table:table-cell>
          <table:table-cell table:style-name="ce26" office:value-type="string" calcext:value-type="string">
            <text:p>Gold</text:p>
          </table:table-cell>
          <table:table-cell table:style-name="ce28"/>
          <table:table-cell table:number-columns-repeated="16377"/>
        </table:table-row>
        <table:table-row table:style-name="ro2">
          <table:table-cell table:style-name="ce3" office:value-type="string" calcext:value-type="string">
            <text:p>Q1-Q3</text:p>
          </table:table-cell>
          <table:table-cell table:style-name="ce4" office:value-type="float" office:value="9014" calcext:value-type="float">
            <text:p>9014</text:p>
          </table:table-cell>
          <table:table-cell table:style-name="ce21" table:number-columns-repeated="4"/>
          <table:table-cell table:style-name="ce28"/>
          <table:table-cell table:number-columns-repeated="16377"/>
        </table:table-row>
        <table:table-row table:style-name="ro2">
          <table:table-cell table:style-name="ce3" office:value-type="string" calcext:value-type="string">
            <text:p>C1-C3</text:p>
          </table:table-cell>
          <table:table-cell table:style-name="ce4" office:value-type="string" calcext:value-type="string">
            <text:p>47µF</text:p>
          </table:table-cell>
          <table:table-cell table:style-name="ce21" office:value-type="string" calcext:value-type="string">
            <text:p>16V</text:p>
          </table:table-cell>
          <table:table-cell table:style-name="ce21" table:number-columns-repeated="4"/>
          <table:table-cell table:number-columns-repeated="16377"/>
        </table:table-row>
        <table:table-row table:style-name="ro2">
          <table:table-cell table:style-name="ce3" office:value-type="string" calcext:value-type="string">
            <text:p>D1-D6</text:p>
          </table:table-cell>
          <table:table-cell table:style-name="ce4" office:value-type="string" calcext:value-type="string">
            <text:p>LED</text:p>
          </table:table-cell>
          <table:table-cell table:style-name="ce8" office:value-type="string" calcext:value-type="string">
            <text:p>Rot</text:p>
          </table:table-cell>
          <table:table-cell table:style-name="ce21" office:value-type="string" calcext:value-type="string">
            <text:p>3mm</text:p>
          </table:table-cell>
          <table:table-cell table:style-name="ce21" table:number-columns-repeated="3"/>
          <table:table-cell table:number-columns-repeated="16377"/>
        </table:table-row>
        <table:table-row table:style-name="ro2">
          <table:table-cell table:style-name="ce3" office:value-type="string" calcext:value-type="string">
            <text:p>D7-D12</text:p>
          </table:table-cell>
          <table:table-cell table:style-name="ce4" office:value-type="string" calcext:value-type="string">
            <text:p>LED</text:p>
          </table:table-cell>
          <table:table-cell table:style-name="ce11" office:value-type="string" calcext:value-type="string">
            <text:p>Gelb</text:p>
          </table:table-cell>
          <table:table-cell table:style-name="ce21" office:value-type="string" calcext:value-type="string">
            <text:p>3mm</text:p>
          </table:table-cell>
          <table:table-cell table:style-name="ce21" table:number-columns-repeated="3"/>
          <table:table-cell table:number-columns-repeated="16377"/>
        </table:table-row>
        <table:table-row table:style-name="ro2">
          <table:table-cell table:style-name="ce3" office:value-type="string" calcext:value-type="string">
            <text:p>D13-D18</text:p>
          </table:table-cell>
          <table:table-cell table:style-name="ce4" office:value-type="string" calcext:value-type="string">
            <text:p>LED</text:p>
          </table:table-cell>
          <table:table-cell table:style-name="ce12" office:value-type="string" calcext:value-type="string">
            <text:p>Grün</text:p>
          </table:table-cell>
          <table:table-cell table:style-name="ce21" office:value-type="string" calcext:value-type="string">
            <text:p>3mm</text:p>
          </table:table-cell>
          <table:table-cell table:style-name="ce21" table:number-columns-repeated="3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 table:number-columns-spanned="7" table:number-rows-spanned="1">
            <text:p>CTR-30B (4 Ring)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6"/>
          <table:table-cell table:style-name="ce27"/>
          <table:table-cell table:number-columns-repeated="16377"/>
        </table:table-row>
        <table:table-row table:style-name="ro2">
          <table:table-cell table:style-name="ce3" office:value-type="string" calcext:value-type="string">
            <text:p>R1,R3,R5</text:p>
          </table:table-cell>
          <table:table-cell table:style-name="ce4" office:value-type="string" calcext:value-type="string">
            <text:p>10kΩ</text:p>
          </table:table-cell>
          <table:table-cell table:style-name="ce7" office:value-type="string" calcext:value-type="string">
            <text:p>Braun</text:p>
          </table:table-cell>
          <table:table-cell table:style-name="ce13" office:value-type="string" calcext:value-type="string">
            <text:p>Schwarz</text:p>
          </table:table-cell>
          <table:table-cell table:style-name="ce9" office:value-type="string" calcext:value-type="string">
            <text:p>Orange</text:p>
          </table:table-cell>
          <table:table-cell table:style-name="ce26" office:value-type="string" calcext:value-type="string">
            <text:p>Gold</text:p>
          </table:table-cell>
          <table:table-cell table:style-name="ce28"/>
          <table:table-cell table:number-columns-repeated="16377"/>
        </table:table-row>
        <table:table-row table:style-name="ro2">
          <table:table-cell table:style-name="ce3" office:value-type="string" calcext:value-type="string">
            <text:p>R2</text:p>
          </table:table-cell>
          <table:table-cell table:style-name="ce4" office:value-type="string" calcext:value-type="string">
            <text:p>330Ω</text:p>
          </table:table-cell>
          <table:table-cell table:number-columns-repeated="2" table:style-name="ce9" office:value-type="string" calcext:value-type="string">
            <text:p>Orange</text:p>
          </table:table-cell>
          <table:table-cell table:style-name="ce7" office:value-type="string" calcext:value-type="string">
            <text:p>Braun</text:p>
          </table:table-cell>
          <table:table-cell table:style-name="ce26" office:value-type="string" calcext:value-type="string">
            <text:p>Gold</text:p>
          </table:table-cell>
          <table:table-cell table:style-name="ce28"/>
          <table:table-cell table:number-columns-repeated="16377"/>
        </table:table-row>
        <table:table-row table:style-name="ro2">
          <table:table-cell table:style-name="ce3" office:value-type="string" calcext:value-type="string">
            <text:p>R4</text:p>
          </table:table-cell>
          <table:table-cell table:style-name="ce4" office:value-type="string" calcext:value-type="string">
            <text:p>2kΩ</text:p>
          </table:table-cell>
          <table:table-cell table:style-name="ce8" office:value-type="string" calcext:value-type="string">
            <text:p>Rot</text:p>
          </table:table-cell>
          <table:table-cell table:style-name="ce13" office:value-type="string" calcext:value-type="string">
            <text:p>Schwarz</text:p>
          </table:table-cell>
          <table:table-cell table:style-name="ce8" office:value-type="string" calcext:value-type="string">
            <text:p>Rot</text:p>
          </table:table-cell>
          <table:table-cell table:style-name="ce26" office:value-type="string" calcext:value-type="string">
            <text:p>Gold</text:p>
          </table:table-cell>
          <table:table-cell table:style-name="ce28"/>
          <table:table-cell table:number-columns-repeated="16377"/>
        </table:table-row>
        <table:table-row table:style-name="ro2">
          <table:table-cell table:style-name="ce3" office:value-type="string" calcext:value-type="string">
            <text:p>R6</text:p>
          </table:table-cell>
          <table:table-cell table:style-name="ce4" office:value-type="string" calcext:value-type="string">
            <text:p>1kΩ</text:p>
          </table:table-cell>
          <table:table-cell table:style-name="ce7" office:value-type="string" calcext:value-type="string">
            <text:p>Braun</text:p>
          </table:table-cell>
          <table:table-cell table:style-name="ce13" office:value-type="string" calcext:value-type="string">
            <text:p>Schwarz</text:p>
          </table:table-cell>
          <table:table-cell table:style-name="ce8" office:value-type="string" calcext:value-type="string">
            <text:p>Rot</text:p>
          </table:table-cell>
          <table:table-cell table:style-name="ce26" office:value-type="string" calcext:value-type="string">
            <text:p>Gold</text:p>
          </table:table-cell>
          <table:table-cell table:style-name="ce28"/>
          <table:table-cell table:number-columns-repeated="16377"/>
        </table:table-row>
        <table:table-row table:style-name="ro2">
          <table:table-cell table:style-name="ce3" office:value-type="string" calcext:value-type="string">
            <text:p>Q1-Q3</text:p>
          </table:table-cell>
          <table:table-cell table:style-name="ce4" office:value-type="float" office:value="9014" calcext:value-type="float">
            <text:p>9014</text:p>
          </table:table-cell>
          <table:table-cell table:style-name="ce21" table:number-columns-repeated="4"/>
          <table:table-cell table:style-name="ce28"/>
          <table:table-cell table:number-columns-repeated="16377"/>
        </table:table-row>
        <table:table-row table:style-name="ro2">
          <table:table-cell table:style-name="ce3" office:value-type="string" calcext:value-type="string">
            <text:p>C1-C3</text:p>
          </table:table-cell>
          <table:table-cell table:style-name="ce4" office:value-type="string" calcext:value-type="string">
            <text:p>47µF</text:p>
          </table:table-cell>
          <table:table-cell table:style-name="ce21" office:value-type="string" calcext:value-type="string">
            <text:p>16V</text:p>
          </table:table-cell>
          <table:table-cell table:style-name="ce21" table:number-columns-repeated="2"/>
          <table:table-cell table:style-name="ce3"/>
          <table:table-cell table:style-name="ce28"/>
          <table:table-cell table:number-columns-repeated="16377"/>
        </table:table-row>
        <table:table-row table:style-name="ro2">
          <table:table-cell table:style-name="ce3" office:value-type="string" calcext:value-type="string">
            <text:p>D1-D6</text:p>
          </table:table-cell>
          <table:table-cell table:style-name="ce4" office:value-type="string" calcext:value-type="string">
            <text:p>LED</text:p>
          </table:table-cell>
          <table:table-cell table:style-name="ce12" office:value-type="string" calcext:value-type="string">
            <text:p>Grün</text:p>
          </table:table-cell>
          <table:table-cell table:style-name="ce21" office:value-type="string" calcext:value-type="string">
            <text:p>3mm</text:p>
          </table:table-cell>
          <table:table-cell table:style-name="ce21" table:number-columns-repeated="2"/>
          <table:table-cell table:style-name="ce28"/>
          <table:table-cell table:number-columns-repeated="16377"/>
        </table:table-row>
        <table:table-row table:style-name="ro2">
          <table:table-cell table:style-name="ce3" office:value-type="string" calcext:value-type="string">
            <text:p>D7-D12</text:p>
          </table:table-cell>
          <table:table-cell table:style-name="ce4" office:value-type="string" calcext:value-type="string">
            <text:p>LED</text:p>
          </table:table-cell>
          <table:table-cell table:style-name="ce8" office:value-type="string" calcext:value-type="string">
            <text:p>Rot</text:p>
          </table:table-cell>
          <table:table-cell table:style-name="ce21" office:value-type="string" calcext:value-type="string">
            <text:p>3mm</text:p>
          </table:table-cell>
          <table:table-cell table:style-name="ce21" table:number-columns-repeated="3"/>
          <table:table-cell table:number-columns-repeated="16377"/>
        </table:table-row>
        <table:table-row table:style-name="ro2">
          <table:table-cell table:style-name="ce3" office:value-type="string" calcext:value-type="string">
            <text:p>D13-D18</text:p>
          </table:table-cell>
          <table:table-cell table:style-name="ce4" office:value-type="string" calcext:value-type="string">
            <text:p>LED</text:p>
          </table:table-cell>
          <table:table-cell table:style-name="ce11" office:value-type="string" calcext:value-type="string">
            <text:p>Gelb</text:p>
          </table:table-cell>
          <table:table-cell table:style-name="ce21" office:value-type="string" calcext:value-type="string">
            <text:p>3mm</text:p>
          </table:table-cell>
          <table:table-cell table:style-name="ce21" table:number-columns-repeated="3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 table:number-columns-spanned="7" table:number-rows-spanned="1">
            <text:p>CTR-30C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3" office:value-type="string" calcext:value-type="string">
            <text:p>S1</text:p>
          </table:table-cell>
          <table:table-cell table:style-name="ce5" office:value-type="string" calcext:value-type="string" table:number-columns-spanned="6" table:number-rows-spanned="1">
            <text:p>Schalter, 2Pol, Kerbe zum Platinenrand</text:p>
          </table:table-cell>
          <table:covered-table-cell table:style-name="ce3"/>
          <table:covered-table-cell table:number-columns-repeated="4" table:style-name="ce21"/>
          <table:table-cell table:number-columns-repeated="16377"/>
        </table:table-row>
        <table:table-row table:style-name="ro2">
          <table:table-cell table:style-name="ce3" office:value-type="string" calcext:value-type="string">
            <text:p>J1</text:p>
          </table:table-cell>
          <table:table-cell table:style-name="ce5" office:value-type="string" calcext:value-type="string" table:number-columns-spanned="6" table:number-rows-spanned="1">
            <text:p>DC-Buchse, mit Umschalter, Öffnung zum Platinenrand</text:p>
          </table:table-cell>
          <table:covered-table-cell table:number-columns-repeated="5" table:style-name="ce21"/>
          <table:table-cell table:number-columns-repeated="16377"/>
        </table:table-row>
        <table:table-row table:style-name="ro2">
          <table:table-cell table:style-name="ce3"/>
          <table:table-cell table:style-name="ce5" office:value-type="string" calcext:value-type="string" table:number-columns-spanned="6" table:number-rows-spanned="1">
            <text:p>Batteriehalter, 3×AA, Kabel durchfädeln und kürzen, anschrauben</text:p>
          </table:table-cell>
          <table:covered-table-cell table:number-columns-repeated="5" table:style-name="ce21"/>
          <table:table-cell table:number-columns-repeated="16377"/>
        </table:table-row>
        <table:table-row table:style-name="ro2" table:number-rows-repeated="104852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/00/0000</text:date>, <text:time style:data-style-name="N2" text:time-value="03:55:16.5313452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12:04:47.742074435</meta:creation-date>
    <meta:print-date>2024-12-22T04:03:58.449696735</meta:print-date>
    <meta:printed-by>PDF files</meta:printed-by>
    <dc:date>2024-12-22T04:04:43.685110207</dc:date>
    <meta:editing-duration>PT4M25S</meta:editing-duration>
    <meta:editing-cycles>3</meta:editing-cycles>
    <meta:generator>LibreOffice/24.8.3.2$Linux_X86_64 LibreOffice_project/480$Build-2</meta:generator>
    <dc:publisher>Florian "adlerweb" Knodt · www.haxko.space</dc:publisher>
    <dc:title>CTR-30A Component Sheet</dc:title>
    <meta:document-statistic meta:table-count="1" meta:cell-count="182" meta:object-count="0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01002400f3004b00f90083004400bc008c008b006100f4002900c100bb0074">
    <SignedInfo>
      <CanonicalizationMethod Algorithm="http://www.w3.org/TR/2001/REC-xml-c14n-20010315"/>
      <SignatureMethod Algorithm="http://www.w3.org/2001/04/xmldsig-more#rsa-sha256"/>
      <Reference URI="META-INF/manifest.xml">
        <Transforms>
          <Transform Algorithm="http://www.w3.org/TR/2001/REC-xml-c14n-20010315"/>
        </Transforms>
        <DigestMethod Algorithm="http://www.w3.org/2001/04/xmlenc#sha256"/>
        <DigestValue>OMtvYFrPntuQUB+lSmz9eZMPazOwPKaXMQS+Sd70UDo=</DigestValue>
      </Reference>
      <Reference URI="Thumbnails/thumbnail.png">
        <DigestMethod Algorithm="http://www.w3.org/2001/04/xmlenc#sha256"/>
        <DigestValue>PQrEFdqPWAL7GLMIGKxjCR8Ps82THHLQB7wvOEn32c0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2eix2XZzHubekQ+4O2QquPD+ea61XH9vo3ntSG3pMQU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YuyDTOAv9Y/zHk635DHMgNM8J/B9g6IAFfrjJnaUUnc=</DigestValue>
      </Reference>
      <Reference URI="manifest.rdf">
        <DigestMethod Algorithm="http://www.w3.org/2001/04/xmlenc#sha256"/>
        <DigestValue>rrKXmEsmowvZom8wSzm8fZGiZFdJs1578/RMS5UR3HU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bqC4XNMr7zxl065GggFCFBF3YZaFdZS2AznZYPDOZXg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51ArI8FPZoT+mgI2Tz4WAo+R8XAu21pGcWlyvubWVcE=</DigestValue>
      </Reference>
      <Reference URI="mimetype">
        <DigestMethod Algorithm="http://www.w3.org/2001/04/xmlenc#sha256"/>
        <DigestValue>JSqLlNenIxk1oeZLlBBAIh6+ELZAuhgvZ4D7uJvh2LE=</DigestValue>
      </Reference>
      <Reference URI="#ID_00f900c70068002a002e001f004c00220091003100cb00fc008d0097005c00a7">
        <DigestMethod Algorithm="http://www.w3.org/2001/04/xmlenc#sha256"/>
        <DigestValue>vL0c/SYFUWLMBF9IVhwhyxCiDAQHOnm7gM31E/BPAtc=</DigestValue>
      </Reference>
      <Reference URI="#idSignedProperties_ID_0001002400f3004b00f90083004400bc008c008b006100f4002900c100bb0074" Type="http://uri.etsi.org/01903#SignedProperties">
        <DigestMethod Algorithm="http://www.w3.org/2001/04/xmlenc#sha256"/>
        <DigestValue>Unv6prqeoFPwEwVDV4MEdRB70yEGZH6kUMtkAjGcamA=</DigestValue>
      </Reference>
    </SignedInfo>
    <SignatureValue>jJr2g7Te0ZpEaFTf7hwny6SEGTfMx/yOZIYcRktVa+qOYoq5ytxbCeYC/NUNXjBC
LgBBAdJXoXdOKSAXvwLkHbo1pfKZyrvXs8IOCaUgIduSnnXH8j52YIpn6jvIlqlD
S8VSAzKVnC5i1cF7s/Slhd7ACt3D3oS1bXiB3UdYQ4z6WO5JazirQuFl4xJVlb7K
QtJqzSTEnRfzHAlnllsfJjYumRCe8tWFhtbMxmg0xZyA8hGExKApruoFZf2Bw6Pz
5z7BWF4FLLf18nnylucsTzL/m+4LLip+wTjv3Pp2KOh4oNH50XnMngLmxlzZnFej
qtKYEuv6cTLCtTV2H8a8/vt24kSrCw2A93ZP1C9J2zfhvm+3sWIcLm5PgJPaJEsY
SgdFpRi743cNiwMoXAaF0W4UENjgPOLrAxVqxSYesFbRyZTYeyEYPNv0G8IKw82F
eyPW04q8GS47Zc42lbf4NkoosRrp2jl+Ia/XgMa7af3FfB4oM/EjUpWuGgoyMXlf
hiDZmHR6Akxn3Dhp76v2ohvlm1ETcnXg/2HWT5r9/CHOaCqpR7yK3idBZZ3ZLm40
HsF75AjcBMfuiWcUW/nzccrzYmN4DcRbKbjS9dhcpiksZaUGto7PFrsguJi9IGaA
JemLCFBpVtwSYkav8X39vQ4g5zDs3SQbzAPv0AI5rgU=</SignatureValue>
    <KeyInfo>
      <X509Data>
        <X509IssuerSerial>
          <X509IssuerName>CN=Certum SMIME RSA CA,O=Asseco Data Systems S.A.,C=PL</X509IssuerName>
          <X509SerialNumber>83720265857208432417653403891819509156</X509SerialNumber>
        </X509IssuerSerial>
        <X509Certificate>MIIG9jCCBN6gAwIBAgIQPvvvy1nz/+yx0uavwqZ1pDANBgkqhkiG9w0BAQsFADBOMQswCQYDVQQGEwJQTDEhMB8GA1UECgwYQXNzZWNvIERhdGEgU3lzdGVtcyBTLkEuMRwwGgYDVQQDDBNDZXJ0dW0gU01JTUUgUlNBIENBMB4XDTI0MDQxMjExMzI1NFoXDTI2MDQxMjExMzI1M1owYTEOMAwGA1UEBAwFS25vZHQxEDAOBgNVBCoMB0Zsb3JpYW4xFjAUBgNVBAMMDUZsb3JpYW4gS25vZHQxJTAjBgkqhkiG9w0BCQEWFmFkbGVyd2ViQGFkbGVyd2ViLmluZm8wggIiMA0GCSqGSIb3DQEBAQUAA4ICDwAwggIKAoICAQCS8vRQ9pdgrHyXPj5Fdo2eLyzWe0xVaN0Dh+3+h9eRLMXt4zMET1B/y59BO1uuHaptkLy+SwGsD4djrD0NYqkWJF2S7KogXuVz9QxpZ/w9GU3nE71BrmgbqpInZXmMkGSLUdVokOxYggZ8Ne25u0AfAvKwU7eKzUJGj3Xq1r16qBzfd5nhybSawNh4bK0L2RCk2M7gvsFGDaLjSRto1QdfpEDrAalG7UHkmieB+VfU1BBnz7ZYe1vnqBoPV51LcigW47zCcdCfJ1lYnCX8J1SGfCFmciMCnq3osFf3eRv8MP0Asq5RqqSWgGELZ20Z5nlHD3Eb87a1gxtGYEKCf9FeqEw0pvYnORdE5t/XOxKRY7kOctvlqv6QDN++SDMaJUQnL8DJxHwQGmk1Goi9hOQ1QihiYd6mI1SEtUM/6e2FKttLIpsIJrDJUm6qDAlFsO1cP884Xb/4BxDJbV66B2gYp5ZEoVpUNsUDuQwOQPM+EwXuYwrvACe8YFwJ3WHmqEVMXcXM8CRRkp7Xjsug/ArvT26unVioYF56NZB5jfcdyw02mwHOre5u31VdIyRoxVIM5n1btefaduju3YilBuxKU19DGWrWqgGNqeWYqn4dmes2Ij9NI4s/RX2NZISDtnogfNJl9goniDWVQrFTJ5qvPOGpLV1cSdRVsUoEB3vfZwIDAQABo4IBuzCCAbcwDAYDVR0TAQH/BAIwADBBBgNVHR8EOjA4MDagNKAyhjBodHRwOi8vY3NtaW1lcnNhY2EuY3JsLmNlcnR1bS5wbC9jc21pbWVyc2FjYS5jcmwwgYMGCCsGAQUFBwEBBHcwdTAuBggrBgEFBQcwAYYiaHR0cDovL2NzbWltZXJzYWNhLm9jc3AtY2VydHVtLmNvbTBDBggrBgEFBQcwAoY3aHR0cDovL2NzbWltZXJzYWNhLnJlcG9zaXRvcnkuY2VydHVtLnBsL2NzbWltZXJzYWNhLmNlcjAfBgNVHSMEGDAWgBRm+8MPvvS/4JzJq03eRxm9wMqmaDAdBgNVHQ4EFgQUZHxeyzv40EMUl07uvx+MRf0Y7XEwTAYDVR0gBEUwQzAJBgdngQwBBQQCMDYGCyqEaAGG9ncCZAEBMCcwJQYIKwYBBQUHAgEWGWh0dHBzOi8vd3d3LmNlcnR1bS5wbC9DUFMwHQYDVR0lBBYwFAYIKwYBBQUHAwQGCCsGAQUFBwMCMA4GA1UdDwEB/wQEAwIE8DAhBgNVHREEGjAYgRZhZGxlcndlYkBhZGxlcndlYi5pbmZvMA0GCSqGSIb3DQEBCwUAA4ICAQAiW1c2OnAr2Ql14bXl0+JHjGc3FLqDR9ES+zhgQGYkgWxnzqfTNJhG+Rz/91M/AKHa2hAo5/Rh7L7+p6ttysyUNreJb90TSNAFPwvNyw1bnEndlDEgBkPZ7cuf8m1k486kcH6wkGQAWGg2XyowuXNGtVzz4qKW994XLKgcEd9BhDqVitexMKsWPXVPuL6nf0O2J250n3vhKY+aOOIxxXwu22bwKsCa/MMhFpNg2mjHf3N0lol9bF80JAAw0dFxQyOQlBwiJbLEqXoxObPJxCJOEdoBPidRVurvH/dbkbeXvbH7ylybPI3MbiMXIMh6k5q6JbVlIdTHzmDEMKGuWil9n/aQ/oE3M6lCzMLHecsil+skCtyDzDQqyA4byP+cl2R/QDRp6hLAxtMfjYe6+5esyqqIzBGVZQnBZzI75aIID8akTfK2FmZttRo0b8NZvcqxTpZBgLoZWDmvEm2/ZYG2lVFGCs6msPNLK4p0tD8kuzBFG+yjkepq8oXvB6u5zBXOT7AA7AKtlNE0Ix0k1/Nvb2kxn7qDv1wYOvAakW3eRNXGvCxJHxFCudCLJv15Z0IThb3uNSDocWwXwkfKM69QXfQfhj4zVbqIZiQD1kjCk5WWvWmKrFyVr9GBxa4jqqc6KjGuiDcpKQ9V5sO9XXmhKLY23BrBpz2XjCoh4gfDkw==</X509Certificate>
      </X509Data>
    </KeyInfo>
    <Object>
      <SignatureProperties>
        <SignatureProperty Id="ID_00f900c70068002a002e001f004c00220091003100cb00fc008d0097005c00a7" Target="#ID_0001002400f3004b00f90083004400bc008c008b006100f4002900c100bb0074">
          <dc:date xmlns:dc="http://purl.org/dc/elements/1.1/">2024-12-22T04:04:50.376256042</dc:date>
        </SignatureProperty>
      </SignatureProperties>
    </Object>
    <Object xmlns:xd="http://uri.etsi.org/01903/v1.3.2#">
      <xd:QualifyingProperties Target="#ID_0001002400f3004b00f90083004400bc008c008b006100f4002900c100bb0074">
        <xd:SignedProperties Id="idSignedProperties_ID_0001002400f3004b00f90083004400bc008c008b006100f4002900c100bb0074">
          <xd:SignedSignatureProperties>
            <xd:SigningTime>2024-12-22T04:04:50.376256042</xd:SigningTime>
            <xd:SigningCertificate>
              <xd:Cert>
                <xd:CertDigest>
                  <DigestMethod Algorithm="http://www.w3.org/2001/04/xmlenc#sha256"/>
                  <DigestValue>bN2frLZZXth1cAE5kPl28FIoUOaF8bUwXKtDnMhVGCk=</DigestValue>
                </xd:CertDigest>
                <xd:IssuerSerial>
                  <X509IssuerName>CN=Certum SMIME RSA CA,O=Asseco Data Systems S.A.,C=PL</X509IssuerName>
                  <X509SerialNumber>83720265857208432417653403891819509156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01002400f3004b00f90083004400bc008c008b006100f4002900c100bb0074">
          <xd:UnsignedSignatureProperties>
            <xd:CertificateValues>
              <xd:EncapsulatedX509Certificate>MIIFwDCCA6igAwIBAgIQHr9ZULjJgDdMBvfrVU+17TANBgkqhkiG9w0BAQ0FADB6MQswCQYDVQQGEwJQTDEhMB8GA1UEChMYQXNzZWNvIERhdGEgU3lzdGVtcyBTLkEuMScwJQYDVQQLEx5DZXJ0dW0gQ2VydGlmaWNhdGlvbiBBdXRob3JpdHkxHzAdBgNVBAMTFkNlcnR1bSBUcnVzdGVkIFJvb3QgQ0EwHhcNMTgwMzE2MTIxMDEzWhcNNDMwMzE2MTIxMDEzWjB6MQswCQYDVQQGEwJQTDEhMB8GA1UEChMYQXNzZWNvIERhdGEgU3lzdGVtcyBTLkEuMScwJQYDVQQLEx5DZXJ0dW0gQ2VydGlmaWNhdGlvbiBBdXRob3JpdHkxHzAdBgNVBAMTFkNlcnR1bSBUcnVzdGVkIFJvb3QgQ0EwggIiMA0GCSqGSIb3DQEBAQUAA4ICDwAwggIKAoICAQDRLY67tzbqbTeRn06TpwXkKQMlzhyC93yZn0EGze2jusDbCSzBfN8pfktlL5On1AFrAygYo9idBcEq2EXxkd7fO9CAAozPOA/qp1x4EaTByIVcJdPTsuclzxFUl6s1wB52HO8AU5853BSlLCIls3Jy/I2z5T4IHhQqNwuIPMqw9MjCoa68wb4pZ1Xi/K1ZXP69VyywkI3C7Te2fJmItdUDmj0VDT06qKhF8JVOJVkdzZhpu9PMMsmN74H+rX2Ju7pgE8pllWeg8xn2A1bUatMn4qGtg/BKEiJ3HAVz4hlxQsDsdUaakFjgao4rpUYwBI4Zshfjvqm6f1bxJAPXsiEodg42MEx51UGamqi4NboMOvJEGyCI98Ul1z3G4z5D3Yf+xOr1Uz5MZf87Sst4WmsXXw3Hw09Omiqi7VdNIuJGmj8PkTQkfVXjjJU30xrwCSss0smNtA0Aq2cpKNgB9RkEth2+dv5yXMSFytKAQd8FqKPVhJBPC/PgP5sZ0jeJP/J7UhyM9uH3PAeXjA6iWYEMspA90+NZRu0PqafegGtaqge2Gcu8V/OXIXoMsSt0Puvap2ctTMSYnjYJdmZm/Bo/6khUHL4wvYBQv3y1zgD2DGHZ5yQD4OMBgQ692IU0iL2yNqh7XAjlRICMb/gv1SHKHRzQ+8S1h9E6Tsd2tTVItQIDAQABo0IwQDAPBgNVHRMBAf8EBTADAQH/MB0GA1UdDgQWBBSM+xx1vALTn04uSNn5YFSqxLNP+jAOBgNVHQ8BAf8EBAMCAQYwDQYJKoZIhvcNAQENBQADggIBAEii1QALLtA/vBzVtVRJHlpr9OTy4EA34MwUe7nJ+jW1dReTagVphZzNTxl4WxmB82M+w85bj/UvXgF2Ez8sALnNllI5SW0ETsXpD4YN4fqzX4IS8TrOZgYkNCvozMrnadyHncI013nR03e4qllY/p0m+jiGPp2Kh2RX5Rc64vmNueMzeMGQ2Ljdt4NR5MTMI9UGfOZR0800McD2RrsLrfw9EAUqO0qRJe6M1ISHgCq8CYyqOhNf6DR5UMEQGfnTKB7U0VEwKbOukGfWHwpjscWpxkIxYxeU72nLL/qMFH3EQxiJ2fAyQOaA4kZf5ePBAFmo+eggvIksDkc0C+pXwlM2/KfUrzHN/gLldfq5Jwn58/U7yn2fqSLLiMmq0Uc9NneoWWRrJ8/vJ8HjJLWG965+Mk2weWjROeiQWMODvA8s1pfrzgzhIMfatz7DP78v3DSk+yshzWePS/Tj6tQ/50+6uaWTRRxmHyH6ZF5v4HaUMst19W7l9o/HuKTMqJZ9ZPskWkoDbGs4xugDQ5r3V7mzKWmTOPQD8rv7gmsHINFSH5pkAnuYZttcTVoP0ISVoDwUQwbKytu4QTbaakRnh6+v40URFWkIsr4WOZckbxJF0WddCajJFdr60qZfE2Efv4WstK2tBZQIgx51F9NxO5NQI1mg7TyRVJ12AMXDuDjb</xd:EncapsulatedX509Certificate>
              <xd:EncapsulatedX509Certificate>MIIG9jCCBN6gAwIBAgIQPvvvy1nz/+yx0uavwqZ1pDANBgkqhkiG9w0BAQsFADBOMQswCQYDVQQGEwJQTDEhMB8GA1UECgwYQXNzZWNvIERhdGEgU3lzdGVtcyBTLkEuMRwwGgYDVQQDDBNDZXJ0dW0gU01JTUUgUlNBIENBMB4XDTI0MDQxMjExMzI1NFoXDTI2MDQxMjExMzI1M1owYTEOMAwGA1UEBAwFS25vZHQxEDAOBgNVBCoMB0Zsb3JpYW4xFjAUBgNVBAMMDUZsb3JpYW4gS25vZHQxJTAjBgkqhkiG9w0BCQEWFmFkbGVyd2ViQGFkbGVyd2ViLmluZm8wggIiMA0GCSqGSIb3DQEBAQUAA4ICDwAwggIKAoICAQCS8vRQ9pdgrHyXPj5Fdo2eLyzWe0xVaN0Dh+3+h9eRLMXt4zMET1B/y59BO1uuHaptkLy+SwGsD4djrD0NYqkWJF2S7KogXuVz9QxpZ/w9GU3nE71BrmgbqpInZXmMkGSLUdVokOxYggZ8Ne25u0AfAvKwU7eKzUJGj3Xq1r16qBzfd5nhybSawNh4bK0L2RCk2M7gvsFGDaLjSRto1QdfpEDrAalG7UHkmieB+VfU1BBnz7ZYe1vnqBoPV51LcigW47zCcdCfJ1lYnCX8J1SGfCFmciMCnq3osFf3eRv8MP0Asq5RqqSWgGELZ20Z5nlHD3Eb87a1gxtGYEKCf9FeqEw0pvYnORdE5t/XOxKRY7kOctvlqv6QDN++SDMaJUQnL8DJxHwQGmk1Goi9hOQ1QihiYd6mI1SEtUM/6e2FKttLIpsIJrDJUm6qDAlFsO1cP884Xb/4BxDJbV66B2gYp5ZEoVpUNsUDuQwOQPM+EwXuYwrvACe8YFwJ3WHmqEVMXcXM8CRRkp7Xjsug/ArvT26unVioYF56NZB5jfcdyw02mwHOre5u31VdIyRoxVIM5n1btefaduju3YilBuxKU19DGWrWqgGNqeWYqn4dmes2Ij9NI4s/RX2NZISDtnogfNJl9goniDWVQrFTJ5qvPOGpLV1cSdRVsUoEB3vfZwIDAQABo4IBuzCCAbcwDAYDVR0TAQH/BAIwADBBBgNVHR8EOjA4MDagNKAyhjBodHRwOi8vY3NtaW1lcnNhY2EuY3JsLmNlcnR1bS5wbC9jc21pbWVyc2FjYS5jcmwwgYMGCCsGAQUFBwEBBHcwdTAuBggrBgEFBQcwAYYiaHR0cDovL2NzbWltZXJzYWNhLm9jc3AtY2VydHVtLmNvbTBDBggrBgEFBQcwAoY3aHR0cDovL2NzbWltZXJzYWNhLnJlcG9zaXRvcnkuY2VydHVtLnBsL2NzbWltZXJzYWNhLmNlcjAfBgNVHSMEGDAWgBRm+8MPvvS/4JzJq03eRxm9wMqmaDAdBgNVHQ4EFgQUZHxeyzv40EMUl07uvx+MRf0Y7XEwTAYDVR0gBEUwQzAJBgdngQwBBQQCMDYGCyqEaAGG9ncCZAEBMCcwJQYIKwYBBQUHAgEWGWh0dHBzOi8vd3d3LmNlcnR1bS5wbC9DUFMwHQYDVR0lBBYwFAYIKwYBBQUHAwQGCCsGAQUFBwMCMA4GA1UdDwEB/wQEAwIE8DAhBgNVHREEGjAYgRZhZGxlcndlYkBhZGxlcndlYi5pbmZvMA0GCSqGSIb3DQEBCwUAA4ICAQAiW1c2OnAr2Ql14bXl0+JHjGc3FLqDR9ES+zhgQGYkgWxnzqfTNJhG+Rz/91M/AKHa2hAo5/Rh7L7+p6ttysyUNreJb90TSNAFPwvNyw1bnEndlDEgBkPZ7cuf8m1k486kcH6wkGQAWGg2XyowuXNGtVzz4qKW994XLKgcEd9BhDqVitexMKsWPXVPuL6nf0O2J250n3vhKY+aOOIxxXwu22bwKsCa/MMhFpNg2mjHf3N0lol9bF80JAAw0dFxQyOQlBwiJbLEqXoxObPJxCJOEdoBPidRVurvH/dbkbeXvbH7ylybPI3MbiMXIMh6k5q6JbVlIdTHzmDEMKGuWil9n/aQ/oE3M6lCzMLHecsil+skCtyDzDQqyA4byP+cl2R/QDRp6hLAxtMfjYe6+5esyqqIzBGVZQnBZzI75aIID8akTfK2FmZttRo0b8NZvcqxTpZBgLoZWDmvEm2/ZYG2lVFGCs6msPNLK4p0tD8kuzBFG+yjkepq8oXvB6u5zBXOT7AA7AKtlNE0Ix0k1/Nvb2kxn7qDv1wYOvAakW3eRNXGvCxJHxFCudCLJv15Z0IThb3uNSDocWwXwkfKM69QXfQfhj4zVbqIZiQD1kjCk5WWvWmKrFyVr9GBxa4jqqc6KjGuiDcpKQ9V5sO9XXmhKLY23BrBpz2XjCoh4gfDkw==</xd:EncapsulatedX509Certificate>
              <xd:EncapsulatedX509Certificate>MIIGsjCCBJqgAwIBAgIQDOEyJ6gs5qPQ81fDbLYehjANBgkqhkiG9w0BAQ0FADB6MQswCQYDVQQGEwJQTDEhMB8GA1UEChMYQXNzZWNvIERhdGEgU3lzdGVtcyBTLkEuMScwJQYDVQQLEx5DZXJ0dW0gQ2VydGlmaWNhdGlvbiBBdXRob3JpdHkxHzAdBgNVBAMTFkNlcnR1bSBUcnVzdGVkIFJvb3QgQ0EwHhcNMjMwODAxMDgwOTQ5WhcNMzgwNzIzMDgwOTQ5WjBOMQswCQYDVQQGEwJQTDEhMB8GA1UECgwYQXNzZWNvIERhdGEgU3lzdGVtcyBTLkEuMRwwGgYDVQQDDBNDZXJ0dW0gU01JTUUgUlNBIENBMIICIjANBgkqhkiG9w0BAQEFAAOCAg8AMIICCgKCAgEA07ncX0x76hCIVcAweGQwyavnwwatWvpwgQkxnZ499ukRpAkthNUOt6B08JQ/bZCbemvFA8CCGenhvPziJDPwPitpczKwXD/XRAXRmagl8G6quDuGfz5fKJuzuxuW8J2mnKRaSxk16LYOj0/0fVFlzFvktSOSoqKwV0TnhV9Dfgm68lHwkI9LweRfOWF6sh5GmXYDvGHS/o/qX1ETiRi3Zxn3+m9/jufGwWen+CFFTgEYcmmi0MtaH58JFdADNlpfwCIwPCq8LUTodM+fxd5PElMjcryEGhtLz8nLR0Vi7Fxm5MB6N8DqV0uCpAEEdc0flCwxgjBYUUl/4/7JCcWJgLam1Pr+esGHixDPS5n0wrDkq2PMjUYqdD0EuBa2covPPFguPYgS8zJLTviRLJgyIgGA5PZIw/VgIbm4fIjf+UXbnFc/ZbpHwmtPo2B+7EYaXNdh92zNrn7020SBOVtQkWgC4hs5RFs4QN1FiAW2vmOAa4bbca68ChvXzkQLm5xXtMgwp13BwuDfdGCMCeOLD9AYAvS4xkfj2TU870gI/qgpmesSTj1JbLJeh8nBD1OirFvSp5WZhE7HKnAvld6MwZPMTNFWfwB2d+KVyXHpn1huHuK8Xh9BUncFBM495EwPODqkcW2/wttV7IktV8k9ylCBpQ4iBEBYJw/U5PzxqRMCAwEAAaOCAV4wggFaMA8GA1UdEwEB/wQFMAMBAf8wHQYDVR0OBBYEFGb7ww++9L/gnMmrTd5HGb3AyqZoMB8GA1UdIwQYMBaAFIz7HHW8AtOfTi5I2flgVKrEs0/6MA4GA1UdDwEB/wQEAwIBBjAdBgNVHSUEFjAUBggrBgEFBQcDBAYIKwYBBQUHAwIwLwYDVR0fBCgwJjAkoCKgIIYeaHR0cDovL2NybC5jZXJ0dW0ucGwvY3RyY2EuY3JsMGsGCCsGAQUFBwEBBF8wXTAoBggrBgEFBQcwAYYcaHR0cDovL3N1YmNhLm9jc3AtY2VydHVtLmNvbTAxBggrBgEFBQcwAoYlaHR0cDovL3JlcG9zaXRvcnkuY2VydHVtLnBsL2N0cmNhLmNlcjA6BgNVHSAEMzAxMC8GBFUdIAAwJzAlBggrBgEFBQcCARYZaHR0cHM6Ly93d3cuY2VydHVtLnBsL0NQUzANBgkqhkiG9w0BAQ0FAAOCAgEAAnVohU6xF3o2wjYb5UBo5xq+BsAgUUXLNfrkLpknIpLSrnLI9Zgm97ZgdPWw8mtG3klA1Xnf4fn2zyhZTjdposEWGcHRl0hTa8p8xgtaGEBt0j0uqsF0tomXuJEOHdKU0Z7Rj3h0Xtd6OZ3d7ScP/l2p1KE0cu/zdjcUPAa9er/jGujdl6qi4/s1xjJ/IeXNC6Zqp5GjMZNoYi8VxDixaBl1zopd8BwpILZWYH24MnivwBo6hI/VzXwwntleH0y7GKpW/gGlQDKVxbXs3hi67CAHn/jGI1zaBimBnhzPAIjR3iMWr5OOTvRLb2nf5Srz3B9IYDK/cE0XgkZ5o6aHR4MXChtCyyOqy0eEWxH0X961fMckeipH4yMu1vKTfwsf4vA/6wDOOmHEtvNXbs+N19DmsOlI4qhcImnvA3ir0yDSwUfsnyXUP5S7LDQBt0DcV0R6MzSVKf1HqlJ39VkAuDWm0FyqeeIVkwkgXnPp+edPkRIPz/rQ4vlLKBaohPTKc/yPyqQNxRsoaQ8WGy4sP3tJ2C6rdR6l/BeC+LC31t+OqxB7QVlTT5rEJi4yOpn4ZvHOBV94350KMDwy76jRibDv3nN/e3sm/JzfvDEjNSlz1bDIeC70Wb41S9A1RHzhgX9vR1hF2LieZZYWPfzd9WsuBrL+tVYBRO7/YUIzOGQ=</xd:EncapsulatedX509Certificate>
            </xd:CertificateValues>
          </xd:UnsignedSignatureProperties>
        </xd:UnsignedProperties>
      </xd:QualifyingProperties>
    </Object>
  </Signature>
</document-signatures>
</file>